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3a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h</text:span><text:a xlink:type="simple" xlink:href="http://www.yourinspirationweb.com/2012/10/01/grafica-web-dalla-carta-al-web-i-" office:target-frame-name="_blank" xlink:show="new" text:style-name="Internet_20_link" text:visited-style-name="Visited_20_Internet_20_Link">ttp://www.yourinspirationweb.com/2012/10/01/grafica-web-dalla-carta-al-web-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36:26.554000000</meta:creation-date>
    <dc:date>2018-09-26T13:36:53.120000000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78" meta:non-whitespace-character-count="76"/>
    <meta:generator>LibreOffice/5.4.1.2$Windows_x86 LibreOffice_project/ea7cb86e6eeb2bf3a5af73a8f7777ac570321527</meta:generator>
  </office:meta>
</office:document-meta>
</file>